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80%" draw:stroke-linejoin="bevel" draw:fill-color="#ffffff" draw:textarea-horizontal-align="justify" draw:textarea-vertical-align="middle" draw:auto-grow-height="false" fo:min-height="2.925cm" fo:min-width="6.168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2.925cm" fo:min-width="7.437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2.29cm" fo:min-width="5.215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2.29cm" fo:min-width="6.802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2.29cm" fo:min-width="4.898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loext:graphic-properties draw:fill-color="#ffffff"/>
      <style:paragraph-properties fo:text-align="center"/>
      <style:text-properties fo:font-size="12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6" draw:id="id6" draw:layer="layout" svg:width="6.668cm" svg:height="3.175cm" svg:x="1.317cm" svg:y="1.317cm">
          <text:p text:style-name="P1">Employee</text:p>
          <text:p text:style-name="P1"/>
          <text:p text:style-name="P1">-lastName:string</text:p>
          <text:p text:style-name="P1">-firstName:string</text:p>
          <text:p text:style-name="P1">-employeeId:int</text:p>
          <text:p text:style-name="P1">Departmen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xml:id="id2" draw:id="id2" draw:layer="layout" svg:width="7.937cm" svg:height="3.175cm" svg:x="1.635cm" svg:y="11.16cm">
          <text:p text:style-name="P1">Department</text:p>
          <text:p text:style-name="P1"/>
          <text:p text:style-name="P1">Aviation, Command, Combat Systems, Engineering,Operations,Security, Support,Training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1" draw:id="id1" draw:layer="layout" svg:width="5.715cm" svg:height="2.54cm" svg:x="1.317cm" svg:y="16.875cm">
          <text:p text:style-name="P1">Combat Systems</text:p>
          <text:p text:style-name="P1"/>
          <text:p text:style-name="P1">Armory, Electronics Shop,</text:p>
          <text:p text:style-name="P1">Information System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2" xml:id="id5" draw:id="id5" draw:layer="layout" svg:width="5.715cm" svg:height="2.54cm" svg:x="20.685cm" svg:y="16.875cm">
          <text:p text:style-name="P1">Support</text:p>
          <text:p text:style-name="P1"/>
          <text:p text:style-name="P1">Administration, Food Service, Medical, Supply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xml:id="id3" draw:id="id3" draw:layer="layout" svg:width="7.302cm" svg:height="2.54cm" svg:x="7.35cm" svg:y="16.875cm">
          <text:p text:style-name="P1">Engineering</text:p>
          <text:p text:style-name="P1"/>
          <text:p text:style-name="P1">Auxiliary Machine Shop, Engine Shop, Carpentry Shop, Weld Sho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xml:id="id4" draw:id="id4" draw:layer="layout" svg:width="5.398cm" svg:height="2.54cm" svg:x="14.969cm" svg:y="16.875cm">
          <text:p text:style-name="P1">Operations</text:p>
          <text:p text:style-name="P1"/>
          <text:p text:style-name="P1">Communications, Intelligence, Planning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3" draw:layer="layout" svg:x1="4.174cm" svg:y1="16.875cm" svg:x2="1.635cm" svg:y2="12.748cm" draw:start-shape="id1" draw:start-glue-point="4" draw:end-shape="id2" draw:end-glue-point="5" svg:d="M4174 16875v-1270h-3041v-2857h502" svg:viewBox="0 0 3042 4128">
          <text:p/>
        </draw:connector>
        <draw:connector draw:style-name="gr6" draw:text-style-name="P3" draw:layer="layout" svg:x1="11.001cm" svg:y1="16.875cm" svg:x2="5.604cm" svg:y2="14.335cm" draw:start-shape="id3" draw:start-glue-point="4" draw:end-shape="id2" draw:end-glue-point="6" svg:d="M11001 16875v-1270h-5397v-1270" svg:viewBox="0 0 5398 2541">
          <text:p/>
        </draw:connector>
        <draw:connector draw:style-name="gr6" draw:text-style-name="P3" draw:layer="layout" svg:x1="17.668cm" svg:y1="16.875cm" svg:x2="5.604cm" svg:y2="14.335cm" draw:start-shape="id4" draw:start-glue-point="4" draw:end-shape="id2" draw:end-glue-point="6" svg:d="M17668 16875v-1270h-12064v-1270" svg:viewBox="0 0 12065 2541">
          <text:p/>
        </draw:connector>
        <draw:connector draw:style-name="gr6" draw:text-style-name="P3" draw:layer="layout" svg:x1="23.542cm" svg:y1="16.875cm" svg:x2="9.572cm" svg:y2="12.748cm" draw:start-shape="id5" draw:start-glue-point="4" draw:end-shape="id2" draw:end-glue-point="7" svg:d="M23542 16875v-4127h-13970" svg:viewBox="0 0 13971 4128">
          <text:p/>
        </draw:connector>
        <draw:connector draw:style-name="gr6" draw:text-style-name="P3" draw:layer="layout" svg:x1="5.604cm" svg:y1="11.16cm" svg:x2="4.651cm" svg:y2="4.492cm" draw:start-shape="id2" draw:start-glue-point="4" draw:end-shape="id6" draw:end-glue-point="6" svg:d="M5604 11160v-3334h-953v-3334" svg:viewBox="0 0 954 6669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10:00:40.893000000</meta:creation-date>
    <dc:date>2022-04-25T10:24:01.483000000</dc:date>
    <meta:editing-duration>PT11M19S</meta:editing-duration>
    <meta:editing-cycles>2</meta:editing-cycles>
    <meta:generator>LibreOffice/7.3.2.2$Windows_X86_64 LibreOffice_project/49f2b1bff42cfccbd8f788c8dc32c1c309559be0</meta:generator>
    <meta:document-statistic meta:object-count="11"/>
  </office:meta>
</office:document-meta>
</file>